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1ebcb1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c2620" officeooo:paragraph-rsid="001c2620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Standard">
      <style:text-properties officeooo:paragraph-rsid="002b1175"/>
    </style:style>
    <style:style style:name="P14" style:family="paragraph" style:parent-style-name="Table_20_Contents">
      <style:text-properties officeooo:rsid="002da218" officeooo:paragraph-rsid="002f5eb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1ef92c"/>
    </style:style>
    <style:style style:name="P17" style:family="paragraph" style:parent-style-name="Table_20_Contents">
      <style:text-properties officeooo:paragraph-rsid="00132996"/>
    </style:style>
    <style:style style:name="P18" style:family="paragraph" style:parent-style-name="Table_20_Contents">
      <style:text-properties officeooo:paragraph-rsid="002da218"/>
    </style:style>
    <style:style style:name="P19" style:family="paragraph" style:parent-style-name="Table_20_Contents">
      <style:text-properties officeooo:paragraph-rsid="002f2d42"/>
    </style:style>
    <style:style style:name="P20" style:family="paragraph" style:parent-style-name="Table_20_Contents">
      <style:text-properties officeooo:rsid="001b7205" officeooo:paragraph-rsid="0030e55d"/>
    </style:style>
    <style:style style:name="P21" style:family="paragraph" style:parent-style-name="Table_20_Contents">
      <style:text-properties officeooo:rsid="001b7205" officeooo:paragraph-rsid="001b7205"/>
    </style:style>
    <style:style style:name="P22" style:family="paragraph" style:parent-style-name="Table_20_Contents">
      <style:text-properties officeooo:rsid="001b7205" officeooo:paragraph-rsid="001ebcb1"/>
    </style:style>
    <style:style style:name="P23" style:family="paragraph" style:parent-style-name="Table_20_Contents">
      <style:text-properties officeooo:rsid="001b7205" officeooo:paragraph-rsid="001fd0c7"/>
    </style:style>
    <style:style style:name="P24" style:family="paragraph" style:parent-style-name="Table_20_Contents">
      <style:text-properties officeooo:rsid="001b7205" officeooo:paragraph-rsid="00318710"/>
    </style:style>
    <style:style style:name="P25" style:family="paragraph" style:parent-style-name="Table_20_Contents">
      <style:text-properties officeooo:paragraph-rsid="0030e55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0e55d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officeooo:rsid="0028633e"/>
    </style:style>
    <style:style style:name="T13" style:family="text">
      <style:text-properties fo:font-size="14pt" officeooo:rsid="001b7205" style:font-size-asian="14pt" style:font-size-complex="14pt"/>
    </style:style>
    <style:style style:name="T14" style:family="text">
      <style:text-properties fo:font-size="14pt" officeooo:rsid="00079aa8" style:font-size-asian="14pt" style:font-size-complex="14pt"/>
    </style:style>
    <style:style style:name="T15" style:family="text">
      <style:text-properties officeooo:rsid="000aa02c"/>
    </style:style>
    <style:style style:name="T16" style:family="text">
      <style:text-properties officeooo:rsid="002bc143"/>
    </style:style>
    <style:style style:name="T17" style:family="text">
      <style:text-properties officeooo:rsid="002da218"/>
    </style:style>
    <style:style style:name="T18" style:family="text">
      <style:text-properties officeooo:rsid="002eefc2"/>
    </style:style>
    <style:style style:name="T19" style:family="text">
      <style:text-properties officeooo:rsid="002f2d42"/>
    </style:style>
    <style:style style:name="T20" style:family="text">
      <style:text-properties officeooo:rsid="002f5eb3"/>
    </style:style>
    <style:style style:name="T21" style:family="text">
      <style:text-properties officeooo:rsid="0030e55d"/>
    </style:style>
    <style:style style:name="T22" style:family="text">
      <style:text-properties officeooo:rsid="00318710"/>
    </style:style>
    <style:style style:name="T2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3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3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5">7</text:span>:00 – 1<text:span text:style-name="T15">8</text:span>:00, Jueves 1<text:span text:style-name="T15">5</text:span>:00 – 1<text:span text:style-name="T15">6</text:span>:00</text:p>
      <text:p text:style-name="P3">Grupo:<text:tab/><text:tab/>7A</text:p>
      <text:p text:style-name="Standard"/>
      <text:p text:style-name="P11"><text:span text:style-name="Strong_20_Emphasis"><text:span text:style-name="T13">Exam 1</text:span></text:span><text:span text:style-name="Strong_20_Emphasis"><text:span text:style-name="T14"> </text:span></text:span></text:p>
      <text:p text:style-name="P11"><text:span text:style-name="Strong_20_Emphasis"><text:span text:style-name="T3">Three (3) points awarded per subtask; subtasks evaluated on a scale of 0.0-1.0; 3</text:span></text:span><text:span text:style-name="Strong_20_Emphasis"><text:span text:style-name="T4">9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4"><text:span text:style-name="Strong_20_Emphasis"><text:span text:style-name="T6">Task 1:</text:span></text:span></text:p>
                  <text:p text:style-name="P4"><text:span text:style-name="Strong_20_Emphasis"><text:span text:style-name="T6">History (3 pts)</text:span></text:span></text:p>
                  <text:p text:style-name="P4"><text:span text:style-name="Strong_20_Emphasis"><text:span text:style-name="T6">Mexico (3 pts)</text:span></text:span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5"><text:span text:style-name="T7">Two </text:span><text:span text:style-name="T8">responses </text:span><text:span text:style-name="T7">are provided: </text:span><text:span text:style-name="T8">an account of </text:span><text:span text:style-name="T16">legal field </text:span>history and <text:span text:style-name="T8">an account of the </text:span><text:span text:style-name="T21">legal </text:span><text:span text:style-name="T16">field</text:span><text:span text:style-name="T8">’s </text:span>current state in Mexico</text:p>
                  <text:p text:style-name="P5"/>
                </table:table-cell>
                <table:table-cell table:style-name="Table1.A1" office:value-type="string">
                  <text:p text:style-name="P5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2">and well-formed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8">Task 2:</text:span></text:span></text:p>
                  <text:p text:style-name="P10"><text:span text:style-name="Strong_20_Emphasis"><text:span text:style-name="T17">Jargon Realities</text:span></text:span><text:span text:style-name="Strong_20_Emphasis"><text:span text:style-name="T8"> (3 pts)</text:span></text:span></text:p>
                  <text:p text:style-name="P10"><text:span text:style-name="Strong_20_Emphasis"><text:span text:style-name="T17">Jargon Good/Bad</text:span></text:span><text:span text:style-name="Strong_20_Emphasis"><text:span text:style-name="T8"> (3 pts</text:span></text:span><text:span text:style-name="Strong_20_Emphasis"><text:span text:style-name="T17">)</text:span></text:span></text:p>
                </table:table-cell>
                <table:table-cell table:style-name="Table1.A1" office:value-type="string">
                  <text:p text:style-name="P7"><text:span text:style-name="T7">Two <text:s/></text:span><text:span text:style-name="T8">responses </text:span><text:span text:style-name="T7">are provided: </text:span><text:span text:style-name="T8">a </text:span><text:span text:style-name="T17">two-piece </text:span><text:span text:style-name="T8">account of </text:span><text:span text:style-name="T17">jargon</text:span><text:span text:style-name="T8"> and a</text:span><text:span text:style-name="T17">n</text:span><text:span text:style-name="T8"> account/</text:span><text:span text:style-name="T17">evaluation</text:span><text:span text:style-name="T8"> of </text:span><text:span text:style-name="T17">good vs bad jargon</text:span></text:p>
                  <text:p text:style-name="P7"/>
                  <text:p text:style-name="P7"/>
                  <text:p text:style-name="P7"/>
                </table:table-cell>
                <table:table-cell table:style-name="Table1.A1" office:value-type="string">
                  <text:p text:style-name="P24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2">and well-formed</text:span></text:p>
                  <text:p text:style-name="P24"/>
                  <text:p text:style-name="P24"/>
                  <text:p text:style-name="P24"/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7"><text:span text:style-name="Strong_20_Emphasis"><text:span text:style-name="T5">T</text:span></text:span><text:span text:style-name="Strong_20_Emphasis"><text:span text:style-name="T9">ask 3:</text:span></text:span></text:p>
                  <text:p text:style-name="P16"><text:span text:style-name="Strong_20_Emphasis"><text:span text:style-name="T17">Legal System</text:span></text:span><text:span text:style-name="Strong_20_Emphasis"><text:span text:style-name="T9"> (3 pts)</text:span></text:span></text:p>
                  <text:p text:style-name="P16"><text:span text:style-name="Strong_20_Emphasis"><text:span text:style-name="T17">Civil Law</text:span></text:span><text:span text:style-name="Strong_20_Emphasis"><text:span text:style-name="T9"> (3 pts)</text:span></text:span></text:p>
                  <text:p text:style-name="P18"><text:span text:style-name="Strong_20_Emphasis"><text:span text:style-name="T17">Common Law (3 pts)</text:span></text:span></text:p>
                </table:table-cell>
                <table:table-cell table:style-name="Table1.A1" office:value-type="string">
                  <text:p text:style-name="P8"><text:span text:style-name="T7">T</text:span><text:span text:style-name="T18">hree</text:span><text:span text:style-name="T7"> </text:span><text:span text:style-name="T8">responses </text:span><text:span text:style-name="T7">are provided: </text:span><text:span text:style-name="T8">a</text:span><text:span text:style-name="T18">n </text:span><text:span text:style-name="T8">account/</text:span><text:span text:style-name="T18">definition</text:span><text:span text:style-name="T8"> of </text:span><text:span text:style-name="T18">legal system</text:span><text:span text:style-name="T19">s</text:span><text:span text:style-name="T18">; an account/discussion of civil law; and an </text:span><text:span text:style-name="T8">account/</text:span><text:span text:style-name="T19">discussion</text:span><text:span text:style-name="T8"> of </text:span><text:span text:style-name="T19">common law. Discussions focus on US vs Mexico</text:span></text:p>
                  <text:p text:style-name="P8"/>
                  <text:p text:style-name="P8"/>
                  <text:p text:style-name="P8"/>
                </table:table-cell>
                <table:table-cell table:style-name="Table1.A1" office:value-type="string">
                  <text:p text:style-name="P5"><text:span text:style-name="T7">Each of the </text:span><text:span text:style-name="T19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2">and well-formed</text:span></text:p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9">Each of the t<text:span text:style-name="T19">hree </text:span><text:s/>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2"><text:span text:style-name="Strong_20_Emphasis"><text:span text:style-name="T11">Task 4:</text:span></text:span></text:p>
                  <text:p text:style-name="P19"><text:span text:style-name="Strong_20_Emphasis"><text:span text:style-name="T19">DOF I-III (3 pts)</text:span></text:span></text:p>
                  <text:p text:style-name="P19"><text:span text:style-name="Strong_20_Emphasis"><text:span text:style-name="T19">DOF IV-VI (3 pts)</text:span></text:span></text:p>
                  <text:p text:style-name="P19"><text:span text:style-name="Strong_20_Emphasis"><text:span text:style-name="T19">DOF VII-IX (3 pts)</text:span></text:span></text:p>
                </table:table-cell>
                <table:table-cell table:style-name="Table1.A5" office:value-type="string">
                  <text:p text:style-name="P14"><text:span text:style-name="T7">T</text:span><text:span text:style-name="T19">hree</text:span><text:span text:style-name="T7"> </text:span><text:span text:style-name="T8">responses </text:span><text:span text:style-name="T7">are provided: </text:span><text:span text:style-name="T8">a</text:span><text:span text:style-name="T20">n English</text:span><text:span text:style-name="T8"> </text:span><text:span text:style-name="T20">translation DOF <text:s/>Articulo 3</text:span><text:span text:style-name="T8"> </text:span><text:span text:style-name="T20">I-III; </text:span><text:span text:style-name="T8">a</text:span><text:span text:style-name="T20">n English</text:span><text:span text:style-name="T8"> </text:span><text:span text:style-name="T20">translation DOF <text:s/>Articulo 3</text:span><text:span text:style-name="T8"> </text:span><text:span text:style-name="T20">IV-VI; and </text:span><text:span text:style-name="T8">a</text:span><text:span text:style-name="T20">n English</text:span><text:span text:style-name="T8"> </text:span><text:span text:style-name="T20">translation DOF <text:s/>Articulo 3</text:span><text:span text:style-name="T8"> </text:span><text:span text:style-name="T20">VII-IX</text:span></text:p>
                  <text:p text:style-name="P14"/>
                  <text:p text:style-name="P14"/>
                </table:table-cell>
                <table:table-cell table:style-name="Table1.A5" office:value-type="string">
                  <text:p text:style-name="P24"><text:span text:style-name="T7">Each of the </text:span><text:span text:style-name="T19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2">and well-formed</text:span></text:p>
                </table:table-cell>
                <table:table-cell table:style-name="Table1.A5" office:value-type="string">
                  <text:p text:style-name="P9">Each of the t<text:span text:style-name="T20">hree </text:span><text:s/><text:span text:style-name="T20">translation</text:span>s provides a sufficient amount of <text:span text:style-name="T20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1">Task </text:span></text:span><text:span text:style-name="Strong_20_Emphasis"><text:span text:style-name="T12">5</text:span></text:span><text:span text:style-name="Strong_20_Emphasis"><text:span text:style-name="T11">:</text:span></text:span></text:p>
                  <text:p text:style-name="P25"><text:span text:style-name="Strong_20_Emphasis"><text:span text:style-name="T21">Tenant Rights (3 pts)</text:span></text:span></text:p>
                  <text:p text:style-name="P25"><text:span text:style-name="Strong_20_Emphasis"><text:span text:style-name="T21">Landlord Rights (3 pts)</text:span></text:span></text:p>
                  <text:p text:style-name="P25"><text:span text:style-name="Strong_20_Emphasis"><text:span text:style-name="T21">Mexico vs US (3 pts)</text:span></text:span></text:p>
                  <text:p text:style-name="P12"><text:span text:style-name="Strong_20_Emphasis"/></text:p>
                </table:table-cell>
                <table:table-cell table:style-name="Table1.A1" office:value-type="string">
                  <text:p text:style-name="P20"><text:span text:style-name="T7">T</text:span><text:span text:style-name="T21">hree </text:span><text:span text:style-name="T8">responses </text:span><text:span text:style-name="T7">are provided: </text:span><text:span text:style-name="T12">an </text:span><text:span text:style-name="T8">account/</text:span><text:span text:style-name="T12">definition</text:span><text:span text:style-name="T8"> of </text:span><text:span text:style-name="T21">tenant’s rights; </text:span><text:span text:style-name="T11"><text:s/></text:span><text:span text:style-name="T12">an </text:span><text:span text:style-name="T8">account/</text:span><text:span text:style-name="T12">definition</text:span><text:span text:style-name="T8"> of </text:span><text:span text:style-name="T21">landlord’s rights; </text:span><text:span text:style-name="T8">and a</text:span><text:span text:style-name="T11">n </text:span><text:span text:style-name="T8">account/</text:span><text:span text:style-name="T21">critique</text:span><text:span text:style-name="T12"> </text:span><text:span text:style-name="T8">of </text:span><text:span text:style-name="T21">these rights in Mexico vs the US</text:span></text:p>
                  <text:p text:style-name="P8"/>
                  <text:p text:style-name="P8"/>
                </table:table-cell>
                <table:table-cell table:style-name="Table1.A1" office:value-type="string">
                  <text:p text:style-name="P24"><text:span text:style-name="T7">Each of the </text:span><text:span text:style-name="T19">three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9">Each of the t<text:span text:style-name="T21">hree</text:span> accounts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1T16:17:18.810760905</dc:date>
    <meta:editing-duration>PT2H44M29S</meta:editing-duration>
    <meta:editing-cycles>35</meta:editing-cycles>
    <meta:generator>LibreOffice/7.3.7.2$Linux_X86_64 LibreOffice_project/30$Build-2</meta:generator>
    <meta:document-statistic meta:table-count="1" meta:image-count="1" meta:object-count="0" meta:page-count="2" meta:paragraph-count="46" meta:word-count="370" meta:character-count="2385" meta:non-whitespace-character-count="2039"/>
  </office:meta>
</office:document-meta>
</file>